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411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59cm" svg:y1="15.09cm" svg:x2="14.491cm" svg:y2="15.09cm">
            <text:p/>
          </draw:line>
          <draw:line draw:style-name="gr2" draw:text-style-name="P2" draw:layer="layout" svg:x1="7.733cm" svg:y1="14.985cm" svg:x2="7.733cm" svg:y2="15.184cm">
            <text:p/>
          </draw:line>
          <draw:line draw:style-name="gr2" draw:text-style-name="P2" draw:layer="layout" svg:x1="8.232cm" svg:y1="14.985cm" svg:x2="8.232cm" svg:y2="15.184cm">
            <text:p/>
          </draw:line>
          <draw:frame draw:style-name="gr3" draw:text-style-name="P4" draw:layer="layout" svg:width="0.911cm" svg:height="0.63cm" svg:x="8.262cm" svg:y="15.234cm">
            <draw:text-box>
              <text:p text:style-name="P3"><text:span text:style-name="T1">12</text:span></text:p>
            </draw:text-box>
          </draw:frame>
          <draw:line draw:style-name="gr4" draw:text-style-name="P2" draw:layer="layout" svg:x1="8.733cm" svg:y1="14.935cm" svg:x2="8.733cm" svg:y2="15.234cm">
            <text:p/>
          </draw:line>
          <draw:line draw:style-name="gr2" draw:text-style-name="P2" draw:layer="layout" svg:x1="9.241cm" svg:y1="14.985cm" svg:x2="9.241cm" svg:y2="15.184cm">
            <text:p/>
          </draw:line>
          <draw:line draw:style-name="gr2" draw:text-style-name="P2" draw:layer="layout" svg:x1="9.74cm" svg:y1="14.985cm" svg:x2="9.74cm" svg:y2="15.184cm">
            <text:p/>
          </draw:line>
          <draw:frame draw:style-name="gr3" draw:text-style-name="P4" draw:layer="layout" svg:width="0.911cm" svg:height="0.63cm" svg:x="9.761cm" svg:y="15.234cm">
            <draw:text-box>
              <text:p text:style-name="P3"><text:span text:style-name="T1">13</text:span></text:p>
            </draw:text-box>
          </draw:frame>
          <draw:line draw:style-name="gr4" draw:text-style-name="P2" draw:layer="layout" svg:x1="10.236cm" svg:y1="14.935cm" svg:x2="10.236cm" svg:y2="15.234cm">
            <text:p/>
          </draw:line>
          <draw:line draw:style-name="gr2" draw:text-style-name="P2" draw:layer="layout" svg:x1="10.735cm" svg:y1="14.985cm" svg:x2="10.735cm" svg:y2="15.184cm">
            <text:p/>
          </draw:line>
          <draw:line draw:style-name="gr2" draw:text-style-name="P2" draw:layer="layout" svg:x1="11.236cm" svg:y1="14.985cm" svg:x2="11.236cm" svg:y2="15.184cm">
            <text:p/>
          </draw:line>
          <draw:frame draw:style-name="gr3" draw:text-style-name="P4" draw:layer="layout" svg:width="0.911cm" svg:height="0.63cm" svg:x="11.262cm" svg:y="15.234cm">
            <draw:text-box>
              <text:p text:style-name="P3"><text:span text:style-name="T1">14</text:span></text:p>
            </draw:text-box>
          </draw:frame>
          <draw:line draw:style-name="gr4" draw:text-style-name="P2" draw:layer="layout" svg:x1="11.737cm" svg:y1="14.935cm" svg:x2="11.737cm" svg:y2="15.234cm">
            <text:p/>
          </draw:line>
          <draw:line draw:style-name="gr2" draw:text-style-name="P2" draw:layer="layout" svg:x1="12.238cm" svg:y1="14.985cm" svg:x2="12.238cm" svg:y2="15.184cm">
            <text:p/>
          </draw:line>
          <draw:line draw:style-name="gr2" draw:text-style-name="P2" draw:layer="layout" svg:x1="12.737cm" svg:y1="14.985cm" svg:x2="12.737cm" svg:y2="15.184cm">
            <text:p/>
          </draw:line>
          <draw:frame draw:style-name="gr3" draw:text-style-name="P4" draw:layer="layout" svg:width="0.911cm" svg:height="0.63cm" svg:x="12.762cm" svg:y="15.234cm">
            <draw:text-box>
              <text:p text:style-name="P3"><text:span text:style-name="T1">15</text:span></text:p>
            </draw:text-box>
          </draw:frame>
          <draw:line draw:style-name="gr4" draw:text-style-name="P2" draw:layer="layout" svg:x1="13.238cm" svg:y1="14.935cm" svg:x2="13.238cm" svg:y2="15.234cm">
            <text:p/>
          </draw:line>
          <draw:line draw:style-name="gr2" draw:text-style-name="P2" draw:layer="layout" svg:x1="13.732cm" svg:y1="14.985cm" svg:x2="13.732cm" svg:y2="15.184cm">
            <text:p/>
          </draw:line>
          <draw:line draw:style-name="gr2" draw:text-style-name="P2" draw:layer="layout" svg:x1="7.733cm" svg:y1="14.985cm" svg:x2="7.733cm" svg:y2="15.184cm">
            <text:p/>
          </draw:line>
          <draw:g>
            <draw:frame draw:style-name="gr5" draw:text-style-name="P4" draw:layer="layout" svg:width="0.705cm" svg:height="0.63cm" svg:x="7.385cm" svg:y="14.411cm">
              <draw:text-box>
                <text:p text:style-name="P3"><text:span text:style-name="T1">P</text:span></text:p>
              </draw:text-box>
            </draw:frame>
            <draw:frame draw:style-name="gr6" draw:text-style-name="P4" draw:layer="layout" svg:width="0.784cm" svg:height="0.63cm" svg:x="10.846cm" svg:y="14.411cm">
              <draw:text-box>
                <text:p text:style-name="P3"><text:span text:style-name="T1">M</text:span></text:p>
              </draw:text-box>
            </draw:frame>
            <draw:frame draw:style-name="gr7" draw:text-style-name="P4" draw:layer="layout" svg:width="0.999cm" svg:height="0.63cm" svg:x="13.365cm" svg:y="14.411cm">
              <draw:text-box>
                <text:p text:style-name="P3"><text:span text:style-name="T1">N</text:span></text:p>
              </draw:text-box>
            </draw:frame>
          </draw:g>
          <draw:line draw:style-name="gr2" draw:text-style-name="P2" draw:layer="layout" svg:x1="13.732cm" svg:y1="14.985cm" svg:x2="13.732cm" svg:y2="15.1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28:20.264898512</meta:creation-date>
    <dc:date>2018-05-11T09:28:40.571257723</dc:date>
    <meta:editing-duration>PT20S</meta:editing-duration>
    <meta:editing-cycles>1</meta:editing-cycles>
    <meta:document-statistic meta:object-count="25"/>
    <meta:generator>LibreOffice/6.0.0.3$MacOSX_X86_64 LibreOffice_project/64a0f66915f38c6217de274f0aa8e15618924765</meta:generator>
  </office:meta>
</office:document-meta>
</file>